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Updater.run( int perform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Tests.testUpdateAndGenerate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structorUpdater.run( int performanceId , int type , String name , boolean confirm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Updater.Constructor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UpdateTests.testUnderMax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pdater.ru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xRowsUpdater.MaxRows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UpdateTests.testUpdateM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UpdateTests.testUpdateIn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UpdateTests.verify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ixedUpdater.run( int performanceId , int type , String name , boolean confirm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Updater.Int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UpdateTests.testNamedParameterUpdateWithNamed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Tests.testOverMax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UpdateTests.testMax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pdater.doTestNamedParameterUpdate( final boolean namedDecla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qlUpdateTests.testNamedParameterUpdateWithUnnamed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KeysUpdater.GeneratedKeys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xRowsUpda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edUpdater.Mixed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iredRowsUpdater.RequiredRows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pdater.String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IntUpdater.IntInt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pdater.run( int performanceId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UpdateTests.testUpdat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pdater.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pda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Tests.testNotRequired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dKeysUpdater.run( String name , KeyHolder generatedKey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Tests.testUpdat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IntUpdater.run( int performanceId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Tests.doTestNamedParameterUpdate( final boolean namedDecla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qlUpdateTests.test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Upd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dRowsUpda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UpdateTests.testRequired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qlUpdateTests.testUpdate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